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ndex.html: Encontramos las funcionalidades para darle forma a la web, así como las funciones typescript para inicializar el mapa y el marcador, asignándole una localización inicial, así como crear la función actualizar.</text:span></text:p>
      <text:p text:style-name="P1"><text:span text:style-name="T1">server.js: Creamos la variable de localización del archivo json donde se guardan las coordenadas, así como las funciones para guardar las coordenadas, la función para evitar duplicidades, así como los endpoints para recibir los datos de la app y mandarlos al archivo json, y la función para limpiar las coordenadas de dicho json</text:span></text:p>
      <text:p text:style-name="P1"><text:span text:style-name="T1">MainActivity.kt: Encontramos la creación de funciones de la parte móvil, entre ellas, las de solicitar los permisos al abrir por primera vez la aplicación tras la instalación, la verificación de que los permisos estén concedidos, así como la creación de la interfaz móvil</text:span></text:p>
      <text:p text:style-name="P1"><text:span text:style-name="T1">LocationApp.kt: Creamos las notificaciones para pedir los permisos al iniciar la app por primera vez</text:span></text:p>
      <text:p text:style-name="P1"><text:span text:style-name="T1">DefaultLocationClient.kt: Revisamos que la app tenga los permisos necesarios, y revisamos que estén los permisos correctos, que esté el gps activo, y que el teléfono tenga conexión a internet, para poder lanzar la app sin errores, en caso contrario, lanza un error, para mejor diagnóstico</text:span></text:p>
      <text:p text:style-name="P1"><text:span text:style-name="T1">LocationClient.kt: obtenemos actualizaciones de ubicación</text:span></text:p>
      <text:p text:style-name="P1"><text:span text:style-name="T1">LocationService.kt: Revisa las actualizaciones de ubicación de LocationClient, y es la principal hoja de diagnóstico de errores.<text:s/></text:span><text:span text:style-name="T2">IMPORTANTE, A LA HORA DE CAMBIAR EL DOMINIO PARA DISTINTOS PUEBLOS, LA URL ESTÁ AQUÍ</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